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7:.C24])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résonanc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a discrétis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 modè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valeurs de la su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valeurs de l ‘amplitu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26:.C35]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écriture de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5.5" calcext:value-type="float">
            <text:p>5,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4-03-14T15:26:32.155628411</dc:date>
    <meta:editing-duration>PT1H27S</meta:editing-duration>
    <meta:editing-cycles>14</meta:editing-cycles>
    <meta:generator>LibreOffice/7.4.7.2$Linux_X86_64 LibreOffice_project/40$Build-2</meta:generator>
    <meta:document-statistic meta:table-count="1" meta:cell-count="112" meta:object-count="0"/>
  </office:meta>
</office:document-meta>
</file>